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text-properties fo:font-size="10pt" fo:font-style="italic" fo:font-weight="bold" style:font-size-asian="10pt" style:font-size-complex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2pt" fo:font-style="italic" fo:font-weight="bold"/>
    </style:style>
    <style:style style:name="P12" style:family="paragraph">
      <style:paragraph-properties fo:text-align="center"/>
      <style:text-properties fo:font-size="14pt" fo:font-style="italic" fo:font-weight="bold"/>
    </style:style>
    <style:style style:name="P13" style:family="paragraph">
      <style:paragraph-properties fo:margin-left="0cm" fo:margin-right="0cm" fo:text-align="center" fo:text-indent="0cm"/>
      <style:text-properties fo:color="#ff950e" fo:font-style="normal" style:font-style-asian="normal" style:font-style-complex="normal"/>
    </style:style>
    <style:style style:name="P14" style:family="paragraph">
      <style:paragraph-properties fo:text-align="center"/>
      <style:text-properties fo:color="#ff950e" fo:font-size="14pt" fo:font-style="normal" fo:font-weight="bold" style:font-style-asian="normal" style:font-style-complex="normal"/>
    </style:style>
    <style:style style:name="P1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size="6pt" fo:font-weight="bold"/>
    </style:style>
    <style:style style:name="T3" style:family="text">
      <style:text-properties fo:color="#0066cc" fo:font-size="8pt" fo:text-shadow="none" style:font-size-asian="8pt" style:font-size-complex="8pt"/>
    </style:style>
    <style:style style:name="T4" style:family="text">
      <style:text-properties fo:color="#008000" fo:font-size="8pt" style:font-size-asian="8pt" style:font-size-complex="8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color="#0066cc" fo:font-size="8pt" style:font-size-asian="8pt" style:font-size-complex="8pt"/>
    </style:style>
    <style:style style:name="T7" style:family="text">
      <style:text-properties fo:font-size="10pt"/>
    </style:style>
    <style:style style:name="T8" style:family="text">
      <style:text-properties fo:font-size="10pt" fo:font-style="italic" fo:font-weight="bold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/>
    </style:style>
    <style:style style:name="T11" style:family="text">
      <style:text-properties fo:font-size="12pt" fo:font-style="italic" fo:font-weight="bold"/>
    </style:style>
    <style:style style:name="T12" style:family="text">
      <style:text-properties fo:font-size="14pt" fo:font-style="italic" fo:font-weight="bold"/>
    </style:style>
    <style:style style:name="T13" style:family="text">
      <style:text-properties fo:color="#0066cc" fo:font-size="14pt" fo:font-style="italic" fo:font-weight="bold"/>
    </style:style>
    <style:style style:name="T14" style:family="text">
      <style:text-properties fo:color="#ff950e" fo:font-size="14pt" fo:font-style="normal" fo:font-weight="bold" style:font-style-asian="normal" style:font-style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0" draw:layer="layout" svg:width="12.074cm" svg:height="8.783cm" svg:x="5.011cm" svg:y="8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11.43cm" svg:height="2.683cm" svg:x="5.322cm" svg:y="9.7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2.425cm" svg:height="1.413cm" svg:x="8.301cm" svg:y="3.683cm">
          <text:p text:style-name="P2"><text:span text:style-name="T1">OpenCV</text:span></text:p>
          <text:p text:style-name="P2"><text:span text:style-name="T2"/></text:p>
          <text:p text:style-name="P2"><text:span text:style-name="T3">(C / C++)</text:span></text:p>
        </draw:rect>
        <draw:rect draw:style-name="gr3" draw:text-style-name="P3" draw:id="id2" draw:layer="layout" svg:width="2.54cm" svg:height="1.27cm" svg:x="5.957cm" svg:y="11.053cm">
          <text:p text:style-name="P2"><text:span text:style-name="T4">CvInvoke</text:span></text:p>
          <text:p text:style-name="P2"><text:span text:style-name="T5">Class</text:span></text:p>
          <text:p text:style-name="P2"><text:span text:style-name="T6">(P/Invoke)</text:span></text:p>
        </draw:rect>
        <draw:rect draw:style-name="gr3" draw:text-style-name="P5" draw:id="id3" draw:layer="layout" svg:width="3.175cm" svg:height="1.27cm" svg:x="9.132cm" svg:y="11.053cm">
          <text:p text:style-name="P4"><text:span text:style-name="T4">CvEnum</text:span></text:p>
          <text:p text:style-name="P4"><text:span text:style-name="T5">namespace</text:span></text:p>
        </draw:rect>
        <draw:connector draw:style-name="gr4" draw:text-style-name="P6" draw:layer="layout" draw:type="line" svg:x1="9.513cm" svg:y1="5.096cm" svg:x2="7.227cm" svg:y2="11.053cm" draw:start-shape="id1" draw:start-glue-point="2" draw:end-shape="id2" draw:end-glue-point="0" svg:d="m9513 5096-2286 5957">
          <text:p text:style-name="P2"><text:span text:style-name="T7">Function</text:span></text:p>
          <text:p text:style-name="P2"><text:span text:style-name="T7">Maping</text:span></text:p>
        </draw:connector>
        <draw:connector draw:style-name="gr4" draw:text-style-name="P6" draw:layer="layout" draw:type="line" svg:x1="9.513cm" svg:y1="5.096cm" svg:x2="10.719cm" svg:y2="11.053cm" draw:start-shape="id1" draw:start-glue-point="2" draw:end-shape="id3" draw:end-glue-point="0" svg:d="m9513 5096 1206 5957">
          <text:p text:style-name="P2"><text:span text:style-name="T7">Enumeration</text:span></text:p>
          <text:p text:style-name="P2"><text:span text:style-name="T7">Maping</text:span></text:p>
        </draw:connector>
        <draw:rect draw:style-name="gr3" draw:text-style-name="P5" draw:id="id4" draw:layer="layout" svg:width="3.175cm" svg:height="1.27cm" svg:x="12.942cm" svg:y="11.053cm">
          <text:p text:style-name="P4"><text:span text:style-name="T4">Mxxx</text:span></text:p>
          <text:p text:style-name="P4"><text:span text:style-name="T5">structure</text:span></text:p>
        </draw:rect>
        <draw:connector draw:style-name="gr4" draw:text-style-name="P6" draw:layer="layout" draw:type="line" svg:x1="9.513cm" svg:y1="5.096cm" svg:x2="14.529cm" svg:y2="11.053cm" draw:start-shape="id1" draw:start-glue-point="2" draw:end-shape="id4" draw:end-glue-point="0" svg:d="m9513 5096 5016 5957">
          <text:p text:style-name="P2"><text:span text:style-name="T7">Structure</text:span></text:p>
          <text:p text:style-name="P2"><text:span text:style-name="T7">Maping</text:span></text:p>
        </draw:connector>
        <draw:frame draw:style-name="gr5" draw:text-style-name="P8" draw:layer="layout" svg:width="1.73cm" svg:height="0.649cm" svg:x="5.957cm" svg:y="9.783cm">
          <draw:text-box>
            <text:p text:style-name="P7"><text:span text:style-name="T8">Layer 1</text:span></text:p>
          </draw:text-box>
        </draw:frame>
        <draw:custom-shape draw:style-name="gr2" draw:text-style-name="P1" draw:id="id6" draw:layer="layout" svg:width="11.43cm" svg:height="3.175cm" svg:x="5.322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1.73cm" svg:height="0.649cm" svg:x="5.957cm" svg:y="13.579cm">
          <draw:text-box>
            <text:p text:style-name="P7"><text:span text:style-name="T8">Layer 2</text:span></text:p>
          </draw:text-box>
        </draw:frame>
        <draw:rect draw:style-name="gr3" draw:text-style-name="P5" draw:id="id8" draw:layer="layout" svg:width="2.425cm" svg:height="1.29cm" svg:x="5.957cm" svg:y="14.351cm">
          <text:p text:style-name="P4"><text:span text:style-name="T9">Image</text:span></text:p>
          <text:p text:style-name="P4"><text:span text:style-name="T9">Class</text:span></text:p>
        </draw:rect>
        <draw:rect draw:style-name="gr3" draw:text-style-name="P5" draw:layer="layout" svg:width="2.425cm" svg:height="1.29cm" svg:x="9.247cm" svg:y="14.351cm">
          <text:p text:style-name="P4"><text:span text:style-name="T9">Matrix</text:span></text:p>
          <text:p text:style-name="P4"><text:span text:style-name="T9">Class</text:span></text:p>
        </draw:rect>
        <draw:rect draw:style-name="gr3" draw:text-style-name="P3" draw:layer="layout" svg:width="2.425cm" svg:height="1.29cm" svg:x="12.422cm" svg:y="14.351cm">
          <text:p text:style-name="P2"><text:span text:style-name="T9">HaarCascade</text:span></text:p>
          <text:p text:style-name="P2"><text:span text:style-name="T9">Clas</text:span><text:span text:style-name="T10">s</text:span></text:p>
        </draw:rect>
        <draw:connector draw:style-name="gr6" draw:text-style-name="P9" draw:layer="layout" svg:x1="11.037cm" svg:y1="12.466cm" svg:x2="11.037cm" svg:y2="13.101cm" draw:start-shape="id5" draw:start-glue-point="2" draw:end-shape="id6" draw:end-glue-point="0" svg:d="m11037 12466v635">
          <text:p/>
        </draw:connector>
        <draw:frame draw:style-name="gr5" draw:text-style-name="P11" draw:layer="layout" svg:width="0.858cm" svg:height="0.734cm" svg:x="15.482cm" svg:y="14.863cm">
          <draw:text-box>
            <text:p text:style-name="P10"><text:span text:style-name="T11">...</text:span></text:p>
          </draw:text-box>
        </draw:frame>
        <draw:frame draw:style-name="gr5" draw:text-style-name="P12" draw:layer="layout" svg:width="5.531cm" svg:height="1.377cm" svg:x="8.37cm" svg:y="16.276cm">
          <draw:text-box>
            <text:p text:style-name="P2"><text:span text:style-name="T12">Emgu.CV namespace</text:span></text:p>
            <text:p text:style-name="P2"><text:span text:style-name="T13">(C#)</text:span></text:p>
          </draw:text-box>
        </draw:frame>
        <draw:rect draw:style-name="gr3" draw:text-style-name="P3" draw:id="id7" draw:layer="layout" svg:width="2.425cm" svg:height="1.413cm" svg:x="1.365cm" svg:y="6.08cm">
          <text:p text:style-name="P2"><text:span text:style-name="T1">zlib.net</text:span></text:p>
          <text:p text:style-name="P2"><text:span text:style-name="T2"/></text:p>
          <text:p text:style-name="P2"><text:span text:style-name="T3">(.Net)</text:span></text:p>
        </draw:rect>
        <draw:connector draw:style-name="gr4" draw:text-style-name="P1" draw:layer="layout" draw:type="lines" svg:x1="2.577cm" svg:y1="7.493cm" svg:x2="5.957cm" svg:y2="14.996cm" draw:start-shape="id7" draw:start-glue-point="2" draw:end-shape="id8" draw:end-glue-point="3" svg:d="m2577 7493v500l2880 7003h500">
          <text:p text:style-name="P1"><text:span text:style-name="T9">Data Compression</text:span></text:p>
          <text:p text:style-name="P1"><text:span text:style-name="T9">For Image and </text:span></text:p>
          <text:p text:style-name="P1"><text:span text:style-name="T9">Matrix class</text:span></text:p>
        </draw:connector>
        <draw:custom-shape draw:style-name="gr1" draw:text-style-name="P1" draw:id="id9" draw:layer="layout" svg:width="5.715cm" svg:height="2.54cm" svg:x="14.244cm" svg:y="3.6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5.646cm" svg:height="1.377cm" svg:x="14.313cm" svg:y="4.846cm">
          <draw:text-box>
            <text:p text:style-name="P2"><text:span text:style-name="T12">Emgu.Util namespace</text:span></text:p>
            <text:p text:style-name="P2"><text:span text:style-name="T13">(C#)</text:span></text:p>
          </draw:text-box>
        </draw:frame>
        <draw:frame draw:style-name="gr5" draw:text-style-name="P14" draw:layer="layout" svg:width="3.533cm" svg:height="0.818cm" svg:x="15.171cm" svg:y="3.683cm">
          <draw:text-box>
            <text:p text:style-name="P13"><text:span text:style-name="T14">Emgu.Util.dll</text:span></text:p>
          </draw:text-box>
        </draw:frame>
        <draw:frame draw:style-name="gr5" draw:text-style-name="P14" draw:layer="layout" svg:width="3.372cm" svg:height="0.818cm" svg:x="8.821cm" svg:y="8.763cm">
          <draw:text-box>
            <text:p text:style-name="P13"><text:span text:style-name="T14">Emgu.CV.dll</text:span></text:p>
          </draw:text-box>
        </draw:frame>
        <draw:connector draw:style-name="gr6" draw:text-style-name="P1" draw:layer="layout" draw:type="lines" svg:x1="17.101cm" svg:y1="6.223cm" svg:x2="16.752cm" svg:y2="14.688cm" draw:start-shape="id9" draw:end-shape="id6" draw:end-glue-point="1" svg:d="m17101 6223v552l151 7913h-500">
          <text:p/>
        </draw:connector>
        <draw:custom-shape draw:style-name="gr1" draw:text-style-name="P1" draw:id="id11" draw:layer="layout" svg:width="6.985cm" svg:height="4.215cm" svg:x="7.551cm" svg:y="20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6.12cm" svg:height="1.377cm" svg:x="8.228cm" svg:y="23.261cm">
          <draw:text-box>
            <text:p text:style-name="P2"><text:span text:style-name="T12">Emgu.CV.UI namespace</text:span></text:p>
            <text:p text:style-name="P2"><text:span text:style-name="T13">(C#)</text:span></text:p>
          </draw:text-box>
        </draw:frame>
        <draw:frame draw:style-name="gr5" draw:text-style-name="P14" draw:layer="layout" svg:width="4.007cm" svg:height="0.818cm" svg:x="8.821cm" svg:y="20.423cm">
          <draw:text-box>
            <text:p text:style-name="P13"><text:span text:style-name="T14">Emgu.CV.UI.dll</text:span></text:p>
          </draw:text-box>
        </draw:frame>
        <draw:rect draw:style-name="gr3" draw:text-style-name="P5" draw:layer="layout" svg:width="2.425cm" svg:height="1.29cm" svg:x="11.361cm" svg:y="21.673cm">
          <text:p text:style-name="P4"><text:span text:style-name="T9">ImageViewer</text:span></text:p>
          <text:p text:style-name="P4"><text:span text:style-name="T9">Class</text:span></text:p>
        </draw:rect>
        <draw:connector draw:style-name="gr6" draw:text-style-name="P1" draw:layer="layout" draw:type="lines" svg:x1="11.048cm" svg:y1="17.546cm" svg:x2="11.043cm" svg:y2="20.423cm" draw:start-shape="id10" draw:start-glue-point="2" draw:end-shape="id11" draw:end-glue-point="0" svg:d="m11048 17546v551l-5 1774v552">
          <text:p/>
        </draw:connector>
        <draw:rect draw:style-name="gr3" draw:text-style-name="P3" draw:id="id12" draw:layer="layout" svg:width="2.425cm" svg:height="1.413cm" svg:x="16.556cm" svg:y="18.923cm">
          <text:p text:style-name="P2"><text:span text:style-name="T1">ZedGraph</text:span></text:p>
          <text:p text:style-name="P2"><text:span text:style-name="T2"/></text:p>
          <text:p text:style-name="P2"><text:span text:style-name="T3">(.Net)</text:span></text:p>
        </draw:rect>
        <draw:connector draw:style-name="gr4" draw:text-style-name="P5" draw:layer="layout" draw:type="lines" svg:x1="17.768cm" svg:y1="20.336cm" svg:x2="14.536cm" svg:y2="22.53cm" draw:start-shape="id12" draw:start-glue-point="2" draw:end-shape="id11" svg:d="m17768 20336v500l-2681 1694h-551">
          <text:p text:style-name="P1"><text:span text:style-name="T9">Display</text:span></text:p>
          <text:p text:style-name="P1"><text:span text:style-name="T9">Image</text:span></text:p>
          <text:p text:style-name="P1"><text:span text:style-name="T9">Histogram</text:span></text:p>
        </draw:connector>
        <draw:rect draw:style-name="gr3" draw:text-style-name="P5" draw:layer="layout" svg:width="2.425cm" svg:height="1.29cm" svg:x="8.186cm" svg:y="21.673cm">
          <text:p text:style-name="P4"><text:span text:style-name="T9">ImageBox</text:span></text:p>
          <text:p text:style-name="P4"><text:span text:style-name="T9">control</text:span></text:p>
        </draw:rect>
        <draw:line draw:style-name="gr7" draw:text-style-name="P1" draw:layer="layout" svg:x1="1.836cm" svg:y1="18.288cm" svg:x2="19.616cm" svg:y2="18.288cm">
          <text:p/>
        </draw:line>
        <draw:frame draw:style-name="gr5" draw:text-style-name="P15" draw:layer="layout" svg:width="4.74cm" svg:height="0.818cm" svg:x="1.541cm" svg:y="2.23cm">
          <draw:text-box>
            <text:p><text:span text:style-name="T15">Image Processing</text:span></text:p>
          </draw:text-box>
        </draw:frame>
        <draw:frame draw:style-name="gr5" draw:text-style-name="P15" draw:layer="layout" svg:width="3.499cm" svg:height="0.818cm" svg:x="1.541cm" svg:y="18.74cm">
          <draw:text-box>
            <text:p><text:span text:style-name="T15">Pres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42cm" fo:margin-bottom="1.552cm" fo:margin-left="1.365cm" fo:margin-right="1.63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3-19T09:57:28</meta:creation-date>
    <dc:date>2008-11-13T11:08:52.07</dc:date>
    <dc:language>en-US</dc:language>
    <meta:editing-cycles>21</meta:editing-cycles>
    <meta:editing-duration>PT01H01M33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